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ableColumn38" style:family="table-column">
      <style:table-column-properties style:column-width="5.1569in" style:use-optimal-column-width="false"/>
    </style:style>
    <style:style style:name="TableColumn39" style:family="table-column">
      <style:table-column-properties style:column-width="0.3104in" style:use-optimal-column-width="false"/>
    </style:style>
    <style:style style:name="TableColumn40" style:family="table-column">
      <style:table-column-properties style:column-width="4.8472in" style:use-optimal-column-width="false"/>
    </style:style>
    <style:style style:name="Table37" style:family="table">
      <style:table-properties style:width="10.3145in" fo:margin-left="0in" table:align="left"/>
    </style:style>
    <style:style style:name="TableRow41" style:family="table-row">
      <style:table-row-properties style:use-optimal-row-height="false" fo:keep-together="always"/>
    </style:style>
    <style:style style:name="TableCell4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-asian="Arial Unicode MS" style:font-name-complex="Arial Unicode MS" fo:color="#FFFFFF"/>
    </style:style>
    <style:style style:name="TableCell4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-asian="Arial Unicode MS" style:font-name-complex="Arial Unicode MS" fo:color="#FFFFFF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-asian="Arial Unicode MS" style:font-name-complex="Arial Unicode MS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-asian="Arial Unicode MS" style:font-name-complex="Arial Unicode MS"/>
    </style:style>
    <style:style style:name="TableRow53" style:family="table-row">
      <style:table-row-properties style:use-optimal-row-height="false" fo:keep-together="always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-asian="Arial Unicode MS" style:font-name-complex="Arial Unicode MS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-asian="Arial Unicode MS" style:font-name-complex="Arial Unicode MS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-asian="Arial Unicode MS" style:font-name-complex="Arial Unicode MS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-asian="Arial Unicode MS" style:font-name-complex="Arial Unicode MS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-asian="Arial Unicode MS" style:font-name-complex="Arial Unicode MS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-asian="Arial Unicode MS" style:font-name-complex="Arial Unicode MS"/>
    </style:style>
    <style:style style:name="TableRow74" style:family="table-row">
      <style:table-row-properties style:use-optimal-row-height="false" fo:keep-together="always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-asian="Arial Unicode MS" style:font-name-complex="Arial Unicode MS"/>
    </style:style>
    <style:style style:name="TableColumn80" style:family="table-column">
      <style:table-column-properties style:column-width="0.275in" style:use-optimal-column-width="false"/>
    </style:style>
    <style:style style:name="TableColumn81" style:family="table-column">
      <style:table-column-properties style:column-width="0.2756in" style:use-optimal-column-width="false"/>
    </style:style>
    <style:style style:name="TableColumn82" style:family="table-column">
      <style:table-column-properties style:column-width="0.3256in" style:use-optimal-column-width="false"/>
    </style:style>
    <style:style style:name="TableColumn83" style:family="table-column">
      <style:table-column-properties style:column-width="0.3256in" style:use-optimal-column-width="false"/>
    </style:style>
    <style:style style:name="TableColumn84" style:family="table-column">
      <style:table-column-properties style:column-width="0.3256in" style:use-optimal-column-width="false"/>
    </style:style>
    <style:style style:name="TableColumn85" style:family="table-column">
      <style:table-column-properties style:column-width="0.3256in" style:use-optimal-column-width="false"/>
    </style:style>
    <style:style style:name="TableColumn86" style:family="table-column">
      <style:table-column-properties style:column-width="0.3256in" style:use-optimal-column-width="false"/>
    </style:style>
    <style:style style:name="TableColumn87" style:family="table-column">
      <style:table-column-properties style:column-width="0.3256in" style:use-optimal-column-width="false"/>
    </style:style>
    <style:style style:name="TableColumn88" style:family="table-column">
      <style:table-column-properties style:column-width="0.3256in" style:use-optimal-column-width="false"/>
    </style:style>
    <style:style style:name="TableColumn89" style:family="table-column">
      <style:table-column-properties style:column-width="0.3256in" style:use-optimal-column-width="false"/>
    </style:style>
    <style:style style:name="TableColumn90" style:family="table-column">
      <style:table-column-properties style:column-width="0.3256in" style:use-optimal-column-width="false"/>
    </style:style>
    <style:style style:name="TableColumn91" style:family="table-column">
      <style:table-column-properties style:column-width="0.3256in" style:use-optimal-column-width="false"/>
    </style:style>
    <style:style style:name="TableColumn92" style:family="table-column">
      <style:table-column-properties style:column-width="0.3256in" style:use-optimal-column-width="false"/>
    </style:style>
    <style:style style:name="TableColumn93" style:family="table-column">
      <style:table-column-properties style:column-width="0.3256in" style:use-optimal-column-width="false"/>
    </style:style>
    <style:style style:name="TableColumn94" style:family="table-column">
      <style:table-column-properties style:column-width="0.3256in" style:use-optimal-column-width="false"/>
    </style:style>
    <style:style style:name="TableColumn95" style:family="table-column">
      <style:table-column-properties style:column-width="0.325in" style:use-optimal-column-width="false"/>
    </style:style>
    <style:style style:name="TableColumn96" style:family="table-column">
      <style:table-column-properties style:column-width="0.325in" style:use-optimal-column-width="false"/>
    </style:style>
    <style:style style:name="TableColumn97" style:family="table-column">
      <style:table-column-properties style:column-width="0.325in" style:use-optimal-column-width="false"/>
    </style:style>
    <style:style style:name="TableColumn98" style:family="table-column">
      <style:table-column-properties style:column-width="0.325in" style:use-optimal-column-width="false"/>
    </style:style>
    <style:style style:name="TableColumn99" style:family="table-column">
      <style:table-column-properties style:column-width="0.325in" style:use-optimal-column-width="false"/>
    </style:style>
    <style:style style:name="TableColumn100" style:family="table-column">
      <style:table-column-properties style:column-width="0.325in" style:use-optimal-column-width="false"/>
    </style:style>
    <style:style style:name="TableColumn101" style:family="table-column">
      <style:table-column-properties style:column-width="0.325in" style:use-optimal-column-width="false"/>
    </style:style>
    <style:style style:name="TableColumn102" style:family="table-column">
      <style:table-column-properties style:column-width="0.325in" style:use-optimal-column-width="false"/>
    </style:style>
    <style:style style:name="TableColumn103" style:family="table-column">
      <style:table-column-properties style:column-width="0.325in" style:use-optimal-column-width="false"/>
    </style:style>
    <style:style style:name="TableColumn104" style:family="table-column">
      <style:table-column-properties style:column-width="0.325in" style:use-optimal-column-width="false"/>
    </style:style>
    <style:style style:name="TableColumn105" style:family="table-column">
      <style:table-column-properties style:column-width="0.325in" style:use-optimal-column-width="false"/>
    </style:style>
    <style:style style:name="TableColumn106" style:family="table-column">
      <style:table-column-properties style:column-width="0.325in" style:use-optimal-column-width="false"/>
    </style:style>
    <style:style style:name="TableColumn107" style:family="table-column">
      <style:table-column-properties style:column-width="0.325in" style:use-optimal-column-width="false"/>
    </style:style>
    <style:style style:name="TableColumn108" style:family="table-column">
      <style:table-column-properties style:column-width="0.325in" style:use-optimal-column-width="false"/>
    </style:style>
    <style:style style:name="TableColumn109" style:family="table-column">
      <style:table-column-properties style:column-width="0.325in" style:use-optimal-column-width="false"/>
    </style:style>
    <style:style style:name="TableColumn110" style:family="table-column">
      <style:table-column-properties style:column-width="0.325in" style:use-optimal-column-width="false"/>
    </style:style>
    <style:style style:name="TableColumn111" style:family="table-column">
      <style:table-column-properties style:column-width="0.3298in" style:use-optimal-column-width="false"/>
    </style:style>
    <style:style style:name="Table79" style:family="table">
      <style:table-properties style:width="10.3145in" fo:margin-left="0in" table:align="lef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-asian="Arial Unicode MS" style:font-name-complex="Arial Unicode MS" fo:color="#FFFFFF"/>
    </style:style>
    <style:style style:name="TableCell115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text-properties style:font-name-asian="Arial Unicode MS" style:font-name-complex="Arial Unicode MS" fo:color="#FFFFFF"/>
    </style:style>
    <style:style style:name="TableCell117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-asian="Arial Unicode MS" style:font-name-complex="Arial Unicode MS" fo:color="#FFFFFF"/>
    </style:style>
    <style:style style:name="TableCell119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-asian="Arial Unicode MS" style:font-name-complex="Arial Unicode MS" fo:color="#FFFFFF"/>
    </style:style>
    <style:style style:name="TableCell12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-asian="Arial Unicode MS" style:font-name-complex="Arial Unicode MS" fo:color="#FFFFFF"/>
    </style:style>
    <style:style style:name="TableCell123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-asian="Arial Unicode MS" style:font-name-complex="Arial Unicode MS" fo:color="#FFFFFF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8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0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2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4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6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8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0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2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4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6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8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0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2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4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6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8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0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2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4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6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8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0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2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4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6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8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0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2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4" style:family="table-cell">
      <style:table-cell-properties fo:border-top="none" fo:border-left="0.0034in solid #000000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Row186" style:family="table-row">
      <style:table-row-properties style:row-height="0.2951in" style:use-optimal-row-height="false" fo:keep-together="always"/>
    </style:style>
    <style:style style:name="TableCell187" style:family="table-cell">
      <style:table-cell-properties fo:border-top="none" fo:border-left="0.0034in solid #000000" fo:border-bottom="none" fo:border-right="none" fo:background-color="#3D4D59" style:writing-mode="lr-tb" style:vertical-align="middle" fo:padding-top="0.0381in" fo:padding-left="0.0381in" fo:padding-bottom="0.0381in" fo:padding-right="0.0381in"/>
    </style:style>
    <style:style style:name="T188" style:parent-style-name="Fuentedepárrafopredeter." style:family="text">
      <style:text-properties style:font-name-asian="Arial Unicode MS" style:font-name-complex="Arial Unicode MS" fo:color="#FFFFFF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-asian="Arial Unicode MS" style:font-name-complex="Arial Unicode MS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-asian="Arial Unicode MS" style:font-name-complex="Arial Unicode MS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-asian="Arial Unicode MS" style:font-name-complex="Arial Unicode MS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-asian="Arial Unicode MS" style:font-name-complex="Arial Unicode MS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-asian="Arial Unicode MS" style:font-name-complex="Arial Unicode MS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-asian="Arial Unicode MS" style:font-name-complex="Arial Unicode MS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-asian="Arial Unicode MS" style:font-name-complex="Arial Unicode MS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-asian="Arial Unicode MS" style:font-name-complex="Arial Unicode MS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-asian="Arial Unicode MS" style:font-name-complex="Arial Unicode MS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-asian="Arial Unicode MS" style:font-name-complex="Arial Unicode MS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-asian="Arial Unicode MS" style:font-name-complex="Arial Unicode MS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-asian="Arial Unicode MS" style:font-name-complex="Arial Unicode MS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-asian="Arial Unicode MS" style:font-name-complex="Arial Unicode MS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-asian="Arial Unicode MS" style:font-name-complex="Arial Unicode MS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-asian="Arial Unicode MS" style:font-name-complex="Arial Unicode MS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asian="Arial Unicode MS" style:font-name-complex="Arial Unicode M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asian="Arial Unicode MS" style:font-name-complex="Arial Unicode MS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-asian="Arial Unicode MS" style:font-name-complex="Arial Unicode MS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-asian="Arial Unicode MS" style:font-name-complex="Arial Unicode MS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-asian="Arial Unicode MS" style:font-name-complex="Arial Unicode MS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-asian="Arial Unicode MS" style:font-name-complex="Arial Unicode MS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-asian="Arial Unicode MS" style:font-name-complex="Arial Unicode MS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-asian="Arial Unicode MS" style:font-name-complex="Arial Unicode MS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-asian="Arial Unicode MS" style:font-name-complex="Arial Unicode MS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-asian="Arial Unicode MS" style:font-name-complex="Arial Unicode MS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-asian="Arial Unicode MS" style:font-name-complex="Arial Unicode MS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-asian="Arial Unicode MS" style:font-name-complex="Arial Unicode MS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-asian="Arial Unicode MS" style:font-name-complex="Arial Unicode MS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-asian="Arial Unicode MS" style:font-name-complex="Arial Unicode MS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-asian="Arial Unicode MS" style:font-name-complex="Arial Unicode MS"/>
    </style:style>
    <style:style style:name="TableRow251" style:family="table-row">
      <style:table-row-properties style:row-height="0.2951in" style:use-optimal-row-height="false" fo:keep-together="always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-asian="Arial Unicode MS" style:font-name-complex="Arial Unicode MS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-asian="Arial Unicode MS" style:font-name-complex="Arial Unicode MS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-asian="Arial Unicode MS" style:font-name-complex="Arial Unicode MS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-asian="Arial Unicode MS" style:font-name-complex="Arial Unicode MS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-asian="Arial Unicode MS" style:font-name-complex="Arial Unicode MS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-asian="Arial Unicode MS" style:font-name-complex="Arial Unicode MS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-asian="Arial Unicode MS" style:font-name-complex="Arial Unicode MS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-asian="Arial Unicode MS" style:font-name-complex="Arial Unicode MS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-asian="Arial Unicode MS" style:font-name-complex="Arial Unicode MS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-asian="Arial Unicode MS" style:font-name-complex="Arial Unicode MS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-asian="Arial Unicode MS" style:font-name-complex="Arial Unicode MS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-asian="Arial Unicode MS" style:font-name-complex="Arial Unicode MS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-asian="Arial Unicode MS" style:font-name-complex="Arial Unicode MS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-asian="Arial Unicode MS" style:font-name-complex="Arial Unicode MS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-asian="Arial Unicode MS" style:font-name-complex="Arial Unicode MS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-asian="Arial Unicode MS" style:font-name-complex="Arial Unicode MS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asian="Arial Unicode MS" style:font-name-complex="Arial Unicode MS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-asian="Arial Unicode MS" style:font-name-complex="Arial Unicode MS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-asian="Arial Unicode MS" style:font-name-complex="Arial Unicode MS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-asian="Arial Unicode MS" style:font-name-complex="Arial Unicode MS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-asian="Arial Unicode MS" style:font-name-complex="Arial Unicode MS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asian="Arial Unicode MS" style:font-name-complex="Arial Unicode MS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-asian="Arial Unicode MS" style:font-name-complex="Arial Unicode MS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-asian="Arial Unicode MS" style:font-name-complex="Arial Unicode MS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-asian="Arial Unicode MS" style:font-name-complex="Arial Unicode MS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-asian="Arial Unicode MS" style:font-name-complex="Arial Unicode MS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-asian="Arial Unicode MS" style:font-name-complex="Arial Unicode MS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-asian="Arial Unicode MS" style:font-name-complex="Arial Unicode MS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-asian="Arial Unicode MS" style:font-name-complex="Arial Unicode MS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-asian="Arial Unicode MS" style:font-name-complex="Arial Unicode MS"/>
    </style:style>
    <style:style style:name="TableRow314" style:family="table-row">
      <style:table-row-properties style:row-height="0.2951in" style:use-optimal-row-height="false" fo:keep-together="alway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-asian="Arial Unicode MS" style:font-name-complex="Arial Unicode MS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-asian="Arial Unicode MS" style:font-name-complex="Arial Unicode MS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-asian="Arial Unicode MS" style:font-name-complex="Arial Unicode MS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-asian="Arial Unicode MS" style:font-name-complex="Arial Unicode MS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-asian="Arial Unicode MS" style:font-name-complex="Arial Unicode MS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-asian="Arial Unicode MS" style:font-name-complex="Arial Unicode MS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-asian="Arial Unicode MS" style:font-name-complex="Arial Unicode MS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-asian="Arial Unicode MS" style:font-name-complex="Arial Unicode MS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-asian="Arial Unicode MS" style:font-name-complex="Arial Unicode MS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-asian="Arial Unicode MS" style:font-name-complex="Arial Unicode MS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-asian="Arial Unicode MS" style:font-name-complex="Arial Unicode MS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-asian="Arial Unicode MS" style:font-name-complex="Arial Unicode MS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-asian="Arial Unicode MS" style:font-name-complex="Arial Unicode M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-asian="Arial Unicode MS" style:font-name-complex="Arial Unicode MS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-asian="Arial Unicode MS" style:font-name-complex="Arial Unicode MS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-asian="Arial Unicode MS" style:font-name-complex="Arial Unicode MS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-asian="Arial Unicode MS" style:font-name-complex="Arial Unicode MS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-asian="Arial Unicode MS" style:font-name-complex="Arial Unicode MS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-asian="Arial Unicode MS" style:font-name-complex="Arial Unicode MS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-asian="Arial Unicode MS" style:font-name-complex="Arial Unicode MS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-asian="Arial Unicode MS" style:font-name-complex="Arial Unicode MS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-asian="Arial Unicode MS" style:font-name-complex="Arial Unicode MS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-asian="Arial Unicode MS" style:font-name-complex="Arial Unicode MS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-asian="Arial Unicode MS" style:font-name-complex="Arial Unicode MS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-asian="Arial Unicode MS" style:font-name-complex="Arial Unicode MS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-asian="Arial Unicode MS" style:font-name-complex="Arial Unicode MS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-asian="Arial Unicode MS" style:font-name-complex="Arial Unicode MS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-asian="Arial Unicode MS" style:font-name-complex="Arial Unicode MS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-asian="Arial Unicode MS" style:font-name-complex="Arial Unicode MS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-asian="Arial Unicode MS" style:font-name-complex="Arial Unicode MS"/>
    </style:style>
    <style:style style:name="TableRow377" style:family="table-row">
      <style:table-row-properties style:row-height="0.2951in" style:use-optimal-row-height="false" fo:keep-together="always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-asian="Arial Unicode MS" style:font-name-complex="Arial Unicode MS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-asian="Arial Unicode MS" style:font-name-complex="Arial Unicode MS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-asian="Arial Unicode MS" style:font-name-complex="Arial Unicode MS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-asian="Arial Unicode MS" style:font-name-complex="Arial Unicode MS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-asian="Arial Unicode MS" style:font-name-complex="Arial Unicode MS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-asian="Arial Unicode MS" style:font-name-complex="Arial Unicode MS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-asian="Arial Unicode MS" style:font-name-complex="Arial Unicode MS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-asian="Arial Unicode MS" style:font-name-complex="Arial Unicode MS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-asian="Arial Unicode MS" style:font-name-complex="Arial Unicode MS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-asian="Arial Unicode MS" style:font-name-complex="Arial Unicode MS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-asian="Arial Unicode MS" style:font-name-complex="Arial Unicode MS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-asian="Arial Unicode MS" style:font-name-complex="Arial Unicode MS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-asian="Arial Unicode MS" style:font-name-complex="Arial Unicode MS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-asian="Arial Unicode MS" style:font-name-complex="Arial Unicode MS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-asian="Arial Unicode MS" style:font-name-complex="Arial Unicode MS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-asian="Arial Unicode MS" style:font-name-complex="Arial Unicode MS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-asian="Arial Unicode MS" style:font-name-complex="Arial Unicode MS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-asian="Arial Unicode MS" style:font-name-complex="Arial Unicode MS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-asian="Arial Unicode MS" style:font-name-complex="Arial Unicode MS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-asian="Arial Unicode MS" style:font-name-complex="Arial Unicode MS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-asian="Arial Unicode MS" style:font-name-complex="Arial Unicode MS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-asian="Arial Unicode MS" style:font-name-complex="Arial Unicode MS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-asian="Arial Unicode MS" style:font-name-complex="Arial Unicode MS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-asian="Arial Unicode MS" style:font-name-complex="Arial Unicode MS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-asian="Arial Unicode MS" style:font-name-complex="Arial Unicode MS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-asian="Arial Unicode MS" style:font-name-complex="Arial Unicode MS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-asian="Arial Unicode MS" style:font-name-complex="Arial Unicode MS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-asian="Arial Unicode MS" style:font-name-complex="Arial Unicode MS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-asian="Arial Unicode MS" style:font-name-complex="Arial Unicode MS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-asian="Arial Unicode MS" style:font-name-complex="Arial Unicode MS"/>
    </style:style>
    <style:style style:name="TableRow440" style:family="table-row">
      <style:table-row-properties style:row-height="0.2951in" style:use-optimal-row-height="false" fo:keep-together="always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-asian="Arial Unicode MS" style:font-name-complex="Arial Unicode MS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-asian="Arial Unicode MS" style:font-name-complex="Arial Unicode MS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-asian="Arial Unicode MS" style:font-name-complex="Arial Unicode MS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-asian="Arial Unicode MS" style:font-name-complex="Arial Unicode MS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-asian="Arial Unicode MS" style:font-name-complex="Arial Unicode MS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-asian="Arial Unicode MS" style:font-name-complex="Arial Unicode MS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-asian="Arial Unicode MS" style:font-name-complex="Arial Unicode MS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-asian="Arial Unicode MS" style:font-name-complex="Arial Unicode MS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-asian="Arial Unicode MS" style:font-name-complex="Arial Unicode MS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-asian="Arial Unicode MS" style:font-name-complex="Arial Unicode MS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-asian="Arial Unicode MS" style:font-name-complex="Arial Unicode MS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-asian="Arial Unicode MS" style:font-name-complex="Arial Unicode MS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-asian="Arial Unicode MS" style:font-name-complex="Arial Unicode MS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-asian="Arial Unicode MS" style:font-name-complex="Arial Unicode MS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-asian="Arial Unicode MS" style:font-name-complex="Arial Unicode MS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-asian="Arial Unicode MS" style:font-name-complex="Arial Unicode MS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-asian="Arial Unicode MS" style:font-name-complex="Arial Unicode MS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-asian="Arial Unicode MS" style:font-name-complex="Arial Unicode MS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-asian="Arial Unicode MS" style:font-name-complex="Arial Unicode MS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-asian="Arial Unicode MS" style:font-name-complex="Arial Unicode MS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-asian="Arial Unicode MS" style:font-name-complex="Arial Unicode MS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-asian="Arial Unicode MS" style:font-name-complex="Arial Unicode MS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-asian="Arial Unicode MS" style:font-name-complex="Arial Unicode MS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-asian="Arial Unicode MS" style:font-name-complex="Arial Unicode MS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-asian="Arial Unicode MS" style:font-name-complex="Arial Unicode MS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-asian="Arial Unicode MS" style:font-name-complex="Arial Unicode MS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-asian="Arial Unicode MS" style:font-name-complex="Arial Unicode MS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-asian="Arial Unicode MS" style:font-name-complex="Arial Unicode MS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-asian="Arial Unicode MS" style:font-name-complex="Arial Unicode MS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-asian="Arial Unicode MS" style:font-name-complex="Arial Unicode MS"/>
    </style:style>
    <style:style style:name="TableRow503" style:family="table-row">
      <style:table-row-properties style:use-optimal-row-height="false" fo:keep-together="always"/>
    </style:style>
    <style:style style:name="TableCell504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P506" style:parent-style-name="Título2" style:family="paragraph">
      <style:paragraph-properties fo:break-before="page"/>
    </style:style>
    <style:style style:name="TableColumn508" style:family="table-column">
      <style:table-column-properties style:column-width="5.1569in" style:use-optimal-column-width="false"/>
    </style:style>
    <style:style style:name="TableColumn509" style:family="table-column">
      <style:table-column-properties style:column-width="0.3104in" style:use-optimal-column-width="false"/>
    </style:style>
    <style:style style:name="TableColumn510" style:family="table-column">
      <style:table-column-properties style:column-width="0.3534in" style:use-optimal-column-width="false"/>
    </style:style>
    <style:style style:name="TableColumn511" style:family="table-column">
      <style:table-column-properties style:column-width="4.4937in" style:use-optimal-column-width="false"/>
    </style:style>
    <style:style style:name="Table507" style:family="table">
      <style:table-properties style:width="10.3145in" fo:margin-left="0in" table:align="left"/>
    </style:style>
    <style:style style:name="TableRow512" style:family="table-row">
      <style:table-row-properties style:use-optimal-row-height="false" fo:keep-together="always"/>
    </style:style>
    <style:style style:name="TableCell51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-asian="Arial Unicode MS" style:font-name-complex="Arial Unicode MS" fo:color="#FFFFFF"/>
    </style:style>
    <style:style style:name="TableCell515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-asian="Arial Unicode MS" style:font-name-complex="Arial Unicode MS" fo:color="#FFFFFF"/>
    </style:style>
    <style:style style:name="TableRow517" style:family="table-row">
      <style:table-row-properties style:use-optimal-row-height="false" fo:keep-together="always"/>
    </style:style>
    <style:style style:name="TableCell518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20" style:family="table-cell">
      <style:table-cell-properties fo:border-top="0.0034in solid #000000" fo:border-left="none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22" style:family="table-cell">
      <style:table-cell-properties fo:border-top="0.0034in solid #000000" fo:border-left="none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-asian="Arial Unicode MS" style:font-name-complex="Arial Unicode MS" fo:color="#FFFFFF"/>
    </style:style>
    <style:style style:name="TableRow524" style:family="table-row">
      <style:table-row-properties style:use-optimal-row-height="false" fo:keep-together="always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-asian="Arial Unicode MS" style:font-name-complex="Arial Unicode MS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-asian="Arial Unicode MS" style:font-name-complex="Arial Unicode MS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-asian="Arial Unicode MS" style:font-name-complex="Arial Unicode MS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-asian="Arial Unicode MS" style:font-name-complex="Arial Unicode MS"/>
    </style:style>
    <style:style style:name="TableRow533" style:family="table-row">
      <style:table-row-properties style:use-optimal-row-height="false" fo:keep-together="always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-asian="Arial Unicode MS" style:font-name-complex="Arial Unicode MS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-asian="Arial Unicode MS" style:font-name-complex="Arial Unicode MS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-asian="Arial Unicode MS" style:font-name-complex="Arial Unicode MS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-asian="Arial Unicode MS" style:font-name-complex="Arial Unicode MS"/>
    </style:style>
    <style:style style:name="TableRow542" style:family="table-row">
      <style:table-row-properties style:use-optimal-row-height="false" fo:keep-together="always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-asian="Arial Unicode MS" style:font-name-complex="Arial Unicode MS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-asian="Arial Unicode MS" style:font-name-complex="Arial Unicode MS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-asian="Arial Unicode MS" style:font-name-complex="Arial Unicode MS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-asian="Arial Unicode MS" style:font-name-complex="Arial Unicode MS"/>
    </style:style>
    <style:style style:name="TableRow551" style:family="table-row">
      <style:table-row-properties style:use-optimal-row-height="false" fo:keep-together="always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-asian="Arial Unicode MS" style:font-name-complex="Arial Unicode MS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-asian="Arial Unicode MS" style:font-name-complex="Arial Unicode MS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-asian="Arial Unicode MS" style:font-name-complex="Arial Unicode MS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-asian="Arial Unicode MS" style:font-name-complex="Arial Unicode MS"/>
    </style:style>
    <style:style style:name="TableRow560" style:family="table-row">
      <style:table-row-properties style:use-optimal-row-height="false" fo:keep-together="always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-asian="Arial Unicode MS" style:font-name-complex="Arial Unicode MS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-asian="Arial Unicode MS" style:font-name-complex="Arial Unicode MS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-asian="Arial Unicode MS" style:font-name-complex="Arial Unicode MS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-asian="Arial Unicode MS" style:font-name-complex="Arial Unicode MS"/>
    </style:style>
    <style:style style:name="TableRow569" style:family="table-row">
      <style:table-row-properties style:use-optimal-row-height="false" fo:keep-together="always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-asian="Arial Unicode MS" style:font-name-complex="Arial Unicode MS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-asian="Arial Unicode MS" style:font-name-complex="Arial Unicode MS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-asian="Arial Unicode MS" style:font-name-complex="Arial Unicode MS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-asian="Arial Unicode MS" style:font-name-complex="Arial Unicode MS"/>
    </style:style>
    <style:style style:name="TableRow578" style:family="table-row">
      <style:table-row-properties style:use-optimal-row-height="false" fo:keep-together="always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-asian="Arial Unicode MS" style:font-name-complex="Arial Unicode MS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-asian="Arial Unicode MS" style:font-name-complex="Arial Unicode MS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-asian="Arial Unicode MS" style:font-name-complex="Arial Unicode MS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-asian="Arial Unicode MS" style:font-name-complex="Arial Unicode MS"/>
    </style:style>
    <style:style style:name="TableColumn588" style:family="table-column">
      <style:table-column-properties style:column-width="3.4381in" style:use-optimal-column-width="false"/>
    </style:style>
    <style:style style:name="TableColumn589" style:family="table-column">
      <style:table-column-properties style:column-width="3.4381in" style:use-optimal-column-width="false"/>
    </style:style>
    <style:style style:name="TableColumn590" style:family="table-column">
      <style:table-column-properties style:column-width="3.4381in" style:use-optimal-column-width="false"/>
    </style:style>
    <style:style style:name="Table587" style:family="table">
      <style:table-properties style:width="10.3145in" fo:margin-left="0in" table:align="left"/>
    </style:style>
    <style:style style:name="TableRow591" style:family="table-row">
      <style:table-row-properties style:use-optimal-row-height="false" fo:keep-together="always"/>
    </style:style>
    <style:style style:name="TableCell59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-asian="Arial Unicode MS" style:font-name-complex="Arial Unicode MS" fo:color="#FFFFFF"/>
    </style:style>
    <style:style style:name="TableCell594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-asian="Arial Unicode MS" style:font-name-complex="Arial Unicode MS" fo:color="#FFFFFF"/>
    </style:style>
    <style:style style:name="TableCell596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-asian="Arial Unicode MS" style:font-name-complex="Arial Unicode MS" fo:color="#FFFFFF"/>
    </style:style>
    <style:style style:name="TableRow598" style:family="table-row">
      <style:table-row-properties style:min-row-height="1.575in" style:use-optimal-row-height="false" fo:keep-together="always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-asian="Arial Unicode MS" style:font-name-complex="Arial Unicode MS"/>
    </style:style>
    <style:style style:name="P601" style:parent-style-name="TableContents" style:family="paragraph">
      <style:text-properties style:font-name-asian="Arial Unicode MS" style:font-name-complex="Arial Unicode MS"/>
    </style:style>
    <style:style style:name="P602" style:parent-style-name="TableContents" style:family="paragraph">
      <style:text-properties style:font-name-asian="Arial Unicode MS" style:font-name-complex="Arial Unicode MS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-asian="Arial Unicode MS" style:font-name-complex="Arial Unicode MS"/>
    </style:style>
    <style:style style:name="P605" style:parent-style-name="TableContents" style:family="paragraph">
      <style:text-properties style:font-name-asian="Arial Unicode MS" style:font-name-complex="Arial Unicode MS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-asian="Arial Unicode MS" style:font-name-complex="Arial Unicode MS"/>
    </style:style>
    <style:style style:name="TableColumn609" style:family="table-column">
      <style:table-column-properties style:column-width="2.0631in" style:use-optimal-column-width="false"/>
    </style:style>
    <style:style style:name="TableColumn610" style:family="table-column">
      <style:table-column-properties style:column-width="2.0625in" style:use-optimal-column-width="false"/>
    </style:style>
    <style:style style:name="TableColumn611" style:family="table-column">
      <style:table-column-properties style:column-width="2.0625in" style:use-optimal-column-width="false"/>
    </style:style>
    <style:style style:name="TableColumn612" style:family="table-column">
      <style:table-column-properties style:column-width="2.0625in" style:use-optimal-column-width="false"/>
    </style:style>
    <style:style style:name="TableColumn613" style:family="table-column">
      <style:table-column-properties style:column-width="2.0638in" style:use-optimal-column-width="false"/>
    </style:style>
    <style:style style:name="Table608" style:family="table">
      <style:table-properties style:width="10.3145in" fo:margin-left="0in" table:align="left"/>
    </style:style>
    <style:style style:name="TableRow614" style:family="table-row">
      <style:table-row-properties style:use-optimal-row-height="false" fo:keep-together="always"/>
    </style:style>
    <style:style style:name="TableCell615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-asian="Arial Unicode MS" style:font-name-complex="Arial Unicode MS" fo:color="#FFFFFF"/>
    </style:style>
    <style:style style:name="TableRow617" style:family="table-row">
      <style:table-row-properties style:row-height="0.7875in" style:use-optimal-row-height="false" fo:keep-together="always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9" style:parent-style-name="TableContents" style:family="paragraph">
      <style:text-properties style:font-name-asian="Arial Unicode MS" style:font-name-complex="Arial Unicode MS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1" style:parent-style-name="TableContents" style:family="paragraph">
      <style:text-properties style:font-name-asian="Arial Unicode MS" style:font-name-complex="Arial Unicode MS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3" style:parent-style-name="TableContents" style:family="paragraph">
      <style:text-properties style:font-name-asian="Arial Unicode MS" style:font-name-complex="Arial Unicode MS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5" style:parent-style-name="TableContents" style:family="paragraph">
      <style:text-properties style:font-name-asian="Arial Unicode MS" style:font-name-complex="Arial Unicode MS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27" style:parent-style-name="TableContents" style:family="paragraph">
      <style:text-properties style:font-name-asian="Arial Unicode MS" style:font-name-complex="Arial Unicode MS"/>
    </style:style>
  </office:automatic-styles>
  <office:body>
    <office:text text:use-soft-page-breaks="true">
      <text:h text:style-name="P1" text:outline-level="1">Ficha de seguimiento semanal</text:h>
      <text:h text:style-name="Título2" text:outline-level="2">Datos del equipo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header-rows>
          <table:table-row table:style-name="TableRow41">
            <table:table-cell table:style-name="TableCell42">
              <text:p text:style-name="P43">Información general</text:p>
            </table:table-cell>
            <table:table-cell table:style-name="TableCell44" table:number-columns-spanned="2">
              <text:p text:style-name="P45">Componentes del equipo</text:p>
            </table:table-cell>
            <table:covered-table-cell/>
          </table:table-row>
        </table:table-header-rows>
        <table:table-row table:style-name="TableRow46">
          <table:table-cell table:style-name="TableCell47">
            <text:p text:style-name="P48">Nombre del equipo: Tripod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Bringas Martínez, Aitor</text:p>
          </table:table-cell>
        </table:table-row>
        <table:table-row table:style-name="TableRow53">
          <table:table-cell table:style-name="TableCell54">
            <text:p text:style-name="P55">Reto: Reto 1</text:p>
          </table:table-cell>
          <table:table-cell table:style-name="TableCell56">
            <text:p text:style-name="P57">2</text:p>
          </table:table-cell>
          <table:table-cell table:style-name="TableCell58">
            <text:p text:style-name="P59">Xu Jin, Jon</text:p>
          </table:table-cell>
        </table:table-row>
        <table:table-row table:style-name="TableRow60">
          <table:table-cell table:style-name="TableCell61">
            <text:p text:style-name="P62">Coordinador:<text:s/>Bringas Martínez, Aitor<text:s/></text:p>
          </table:table-cell>
          <table:table-cell table:style-name="TableCell63">
            <text:p text:style-name="P64">3</text:p>
          </table:table-cell>
          <table:table-cell table:style-name="TableCell65">
            <text:p text:style-name="P66">Zawisza Abreu, Sebastián</text:p>
          </table:table-cell>
        </table:table-row>
        <table:table-row table:style-name="TableRow67">
          <table:table-cell table:style-name="TableCell68" table:number-rows-spanned="2">
            <text:p text:style-name="P69">Semana: 1 (1 – 5 de Octubre)</text:p>
          </table:table-cell>
          <table:table-cell table:style-name="TableCell70">
            <text:p text:style-name="P71">4</text:p>
          </table:table-cell>
          <table:table-cell table:style-name="TableCell72">
            <text:p text:style-name="P73"/>
          </table:table-cell>
        </table:table-row>
        <table:table-row table:style-name="TableRow74">
          <table:covered-table-cell>
            <text:p text:style-name="Normal"/>
          </table:covered-table-cell>
          <table:table-cell table:style-name="TableCell75">
            <text:p text:style-name="P76">5</text:p>
          </table:table-cell>
          <table:table-cell table:style-name="TableCell77">
            <text:p text:style-name="P78"/>
          </table:table-cell>
        </table:table-row>
      </table:table>
      <text:h text:style-name="Título2" text:outline-level="2">Control de asistencia</text:h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 table:number-columns-spanned="2" table:number-rows-spanned="2">
              <text:p text:style-name="P114"/>
            </table:table-cell>
            <table:covered-table-cell/>
            <table:table-cell table:style-name="TableCell115" table:number-columns-spanned="6">
              <text:p text:style-name="P116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7" table:number-columns-spanned="6">
              <text:p text:style-name="P118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9" table:number-columns-spanned="6">
              <text:p text:style-name="P120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1" table:number-columns-spanned="6">
              <text:p text:style-name="P122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3" table:number-columns-spanned="6">
              <text:p text:style-name="P124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125">
          <table:covered-table-cell>
            <text:p text:style-name="Normal"/>
          </table:covered-table-cell>
          <table:covered-table-cell/>
          <table:table-cell table:style-name="TableCell126">
            <text:p text:style-name="P127">1</text:p>
          </table:table-cell>
          <table:table-cell table:style-name="TableCell128">
            <text:p text:style-name="P129">2</text:p>
          </table:table-cell>
          <table:table-cell table:style-name="TableCell130">
            <text:p text:style-name="P131">3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5</text:p>
          </table:table-cell>
          <table:table-cell table:style-name="TableCell136">
            <text:p text:style-name="P137">6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3</text:p>
          </table:table-cell>
          <table:table-cell table:style-name="TableCell144">
            <text:p text:style-name="P145">4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>6</text:p>
          </table:table-cell>
          <table:table-cell table:style-name="TableCell150">
            <text:p text:style-name="P151">1</text:p>
          </table:table-cell>
          <table:table-cell table:style-name="TableCell152">
            <text:p text:style-name="P153">2</text:p>
          </table:table-cell>
          <table:table-cell table:style-name="TableCell154">
            <text:p text:style-name="P155">3</text:p>
          </table:table-cell>
          <table:table-cell table:style-name="TableCell156">
            <text:p text:style-name="P157">4</text:p>
          </table:table-cell>
          <table:table-cell table:style-name="TableCell158">
            <text:p text:style-name="P159">5</text:p>
          </table:table-cell>
          <table:table-cell table:style-name="TableCell160">
            <text:p text:style-name="P161">6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2</text:p>
          </table:table-cell>
          <table:table-cell table:style-name="TableCell166">
            <text:p text:style-name="P167">3</text:p>
          </table:table-cell>
          <table:table-cell table:style-name="TableCell168">
            <text:p text:style-name="P169">4</text:p>
          </table:table-cell>
          <table:table-cell table:style-name="TableCell170">
            <text:p text:style-name="P171">5</text:p>
          </table:table-cell>
          <table:table-cell table:style-name="TableCell172">
            <text:p text:style-name="P173">6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2</text:p>
          </table:table-cell>
          <table:table-cell table:style-name="TableCell178">
            <text:p text:style-name="P179">3</text:p>
          </table:table-cell>
          <table:table-cell table:style-name="TableCell180">
            <text:p text:style-name="P181">4</text:p>
          </table:table-cell>
          <table:table-cell table:style-name="TableCell182">
            <text:p text:style-name="P183">5</text:p>
          </table:table-cell>
          <table:table-cell table:style-name="TableCell184">
            <text:p text:style-name="P185">6</text:p>
          </table:table-cell>
        </table:table-row>
        <table:table-row table:style-name="TableRow186">
          <table:table-cell table:style-name="TableCell187" table:number-rows-spanned="5">
            <text:p text:style-name="TableContents"><text:span text:style-name="T188">P</text:span></text:p>
          </table:table-cell>
          <table:table-cell table:style-name="TableCell189">
            <text:p text:style-name="P190">1</text:p>
          </table:table-cell>
          <table:table-cell table:style-name="TableCell191">
            <text:p text:style-name="P192">P</text:p>
          </table:table-cell>
          <table:table-cell table:style-name="TableCell193">
            <text:p text:style-name="P194">P</text:p>
          </table:table-cell>
          <table:table-cell table:style-name="TableCell195">
            <text:p text:style-name="P196">P</text:p>
          </table:table-cell>
          <table:table-cell table:style-name="TableCell197">
            <text:p text:style-name="P198">P</text:p>
          </table:table-cell>
          <table:table-cell table:style-name="TableCell199">
            <text:p text:style-name="P200">P</text:p>
          </table:table-cell>
          <table:table-cell table:style-name="TableCell201">
            <text:p text:style-name="P202">P</text:p>
          </table:table-cell>
          <table:table-cell table:style-name="TableCell203">
            <text:p text:style-name="P204">P</text:p>
          </table:table-cell>
          <table:table-cell table:style-name="TableCell205">
            <text:p text:style-name="P206">P</text:p>
          </table:table-cell>
          <table:table-cell table:style-name="TableCell207">
            <text:p text:style-name="P208">P</text:p>
          </table:table-cell>
          <table:table-cell table:style-name="TableCell209">
            <text:p text:style-name="P210">P</text:p>
          </table:table-cell>
          <table:table-cell table:style-name="TableCell211">
            <text:p text:style-name="P212">P</text:p>
          </table:table-cell>
          <table:table-cell table:style-name="TableCell213">
            <text:p text:style-name="P214">P</text:p>
          </table:table-cell>
          <table:table-cell table:style-name="TableCell215">
            <text:p text:style-name="P216">P</text:p>
          </table:table-cell>
          <table:table-cell table:style-name="TableCell217">
            <text:p text:style-name="P218">P</text:p>
          </table:table-cell>
          <table:table-cell table:style-name="TableCell219">
            <text:p text:style-name="P220">P</text:p>
          </table:table-cell>
          <table:table-cell table:style-name="TableCell221">
            <text:p text:style-name="P222">P</text:p>
          </table:table-cell>
          <table:table-cell table:style-name="TableCell223">
            <text:p text:style-name="P224">P</text:p>
          </table:table-cell>
          <table:table-cell table:style-name="TableCell225">
            <text:p text:style-name="P226">P</text:p>
          </table:table-cell>
          <table:table-cell table:style-name="TableCell227">
            <text:p text:style-name="P228">P</text:p>
          </table:table-cell>
          <table:table-cell table:style-name="TableCell229">
            <text:p text:style-name="P230">P</text:p>
          </table:table-cell>
          <table:table-cell table:style-name="TableCell231">
            <text:p text:style-name="P232">P</text:p>
          </table:table-cell>
          <table:table-cell table:style-name="TableCell233">
            <text:p text:style-name="P234">P</text:p>
          </table:table-cell>
          <table:table-cell table:style-name="TableCell235">
            <text:p text:style-name="P236">P</text:p>
          </table:table-cell>
          <table:table-cell table:style-name="TableCell237">
            <text:p text:style-name="P238">P</text:p>
          </table:table-cell>
          <table:table-cell table:style-name="TableCell239">
            <text:p text:style-name="P240">P</text:p>
          </table:table-cell>
          <table:table-cell table:style-name="TableCell241">
            <text:p text:style-name="P242">P</text:p>
          </table:table-cell>
          <table:table-cell table:style-name="TableCell243">
            <text:p text:style-name="P244">P</text:p>
          </table:table-cell>
          <table:table-cell table:style-name="TableCell245">
            <text:p text:style-name="P246">P</text:p>
          </table:table-cell>
          <table:table-cell table:style-name="TableCell247">
            <text:p text:style-name="P248">P</text:p>
          </table:table-cell>
          <table:table-cell table:style-name="TableCell249">
            <text:p text:style-name="P250">F</text:p>
          </table:table-cell>
        </table:table-row>
        <table:table-row table:style-name="TableRow251">
          <table:covered-table-cell>
            <text:p text:style-name="Normal"/>
          </table:covered-table-cell>
          <table:table-cell table:style-name="TableCell252">
            <text:p text:style-name="P253">2</text:p>
          </table:table-cell>
          <table:table-cell table:style-name="TableCell254">
            <text:p text:style-name="P255">P</text:p>
          </table:table-cell>
          <table:table-cell table:style-name="TableCell256">
            <text:p text:style-name="P257">P</text:p>
          </table:table-cell>
          <table:table-cell table:style-name="TableCell258">
            <text:p text:style-name="P259">P</text:p>
          </table:table-cell>
          <table:table-cell table:style-name="TableCell260">
            <text:p text:style-name="P261">P</text:p>
          </table:table-cell>
          <table:table-cell table:style-name="TableCell262">
            <text:p text:style-name="P263">P</text:p>
          </table:table-cell>
          <table:table-cell table:style-name="TableCell264">
            <text:p text:style-name="P265">P</text:p>
          </table:table-cell>
          <table:table-cell table:style-name="TableCell266">
            <text:p text:style-name="P267">P</text:p>
          </table:table-cell>
          <table:table-cell table:style-name="TableCell268">
            <text:p text:style-name="P269">P</text:p>
          </table:table-cell>
          <table:table-cell table:style-name="TableCell270">
            <text:p text:style-name="P271">P</text:p>
          </table:table-cell>
          <table:table-cell table:style-name="TableCell272">
            <text:p text:style-name="P273">P</text:p>
          </table:table-cell>
          <table:table-cell table:style-name="TableCell274">
            <text:p text:style-name="P275">P</text:p>
          </table:table-cell>
          <table:table-cell table:style-name="TableCell276">
            <text:p text:style-name="P277">P</text:p>
          </table:table-cell>
          <table:table-cell table:style-name="TableCell278">
            <text:p text:style-name="P279">P</text:p>
          </table:table-cell>
          <table:table-cell table:style-name="TableCell280">
            <text:p text:style-name="P281">P</text:p>
          </table:table-cell>
          <table:table-cell table:style-name="TableCell282">
            <text:p text:style-name="P283">P</text:p>
          </table:table-cell>
          <table:table-cell table:style-name="TableCell284">
            <text:p text:style-name="P285">P</text:p>
          </table:table-cell>
          <table:table-cell table:style-name="TableCell286">
            <text:p text:style-name="P287">P</text:p>
          </table:table-cell>
          <table:table-cell table:style-name="TableCell288">
            <text:p text:style-name="P289">P</text:p>
          </table:table-cell>
          <table:table-cell table:style-name="TableCell290">
            <text:p text:style-name="P291">P</text:p>
          </table:table-cell>
          <table:table-cell table:style-name="TableCell292">
            <text:p text:style-name="P293">P</text:p>
          </table:table-cell>
          <table:table-cell table:style-name="TableCell294">
            <text:p text:style-name="P295">P</text:p>
          </table:table-cell>
          <table:table-cell table:style-name="TableCell296">
            <text:p text:style-name="P297">P</text:p>
          </table:table-cell>
          <table:table-cell table:style-name="TableCell298">
            <text:p text:style-name="P299">P</text:p>
          </table:table-cell>
          <table:table-cell table:style-name="TableCell300">
            <text:p text:style-name="P301">P</text:p>
          </table:table-cell>
          <table:table-cell table:style-name="TableCell302">
            <text:p text:style-name="P303">P</text:p>
          </table:table-cell>
          <table:table-cell table:style-name="TableCell304">
            <text:p text:style-name="P305">P</text:p>
          </table:table-cell>
          <table:table-cell table:style-name="TableCell306">
            <text:p text:style-name="P307">P</text:p>
          </table:table-cell>
          <table:table-cell table:style-name="TableCell308">
            <text:p text:style-name="P309">P</text:p>
          </table:table-cell>
          <table:table-cell table:style-name="TableCell310">
            <text:p text:style-name="P311">P</text:p>
          </table:table-cell>
          <table:table-cell table:style-name="TableCell312">
            <text:p text:style-name="P313">P</text:p>
          </table:table-cell>
        </table:table-row>
        <table:table-row table:style-name="TableRow314">
          <table:covered-table-cell>
            <text:p text:style-name="Normal"/>
          </table:covered-table-cell>
          <table:table-cell table:style-name="TableCell315">
            <text:p text:style-name="P316">3</text:p>
          </table:table-cell>
          <table:table-cell table:style-name="TableCell317">
            <text:p text:style-name="P318">P</text:p>
          </table:table-cell>
          <table:table-cell table:style-name="TableCell319">
            <text:p text:style-name="P320">P</text:p>
          </table:table-cell>
          <table:table-cell table:style-name="TableCell321">
            <text:p text:style-name="P322">P</text:p>
          </table:table-cell>
          <table:table-cell table:style-name="TableCell323">
            <text:p text:style-name="P324">P</text:p>
          </table:table-cell>
          <table:table-cell table:style-name="TableCell325">
            <text:p text:style-name="P326">P</text:p>
          </table:table-cell>
          <table:table-cell table:style-name="TableCell327">
            <text:p text:style-name="P328">P</text:p>
          </table:table-cell>
          <table:table-cell table:style-name="TableCell329">
            <text:p text:style-name="P330">P</text:p>
          </table:table-cell>
          <table:table-cell table:style-name="TableCell331">
            <text:p text:style-name="P332">P</text:p>
          </table:table-cell>
          <table:table-cell table:style-name="TableCell333">
            <text:p text:style-name="P334">P</text:p>
          </table:table-cell>
          <table:table-cell table:style-name="TableCell335">
            <text:p text:style-name="P336">P</text:p>
          </table:table-cell>
          <table:table-cell table:style-name="TableCell337">
            <text:p text:style-name="P338">P</text:p>
          </table:table-cell>
          <table:table-cell table:style-name="TableCell339">
            <text:p text:style-name="P340">P</text:p>
          </table:table-cell>
          <table:table-cell table:style-name="TableCell341">
            <text:p text:style-name="P342">P</text:p>
          </table:table-cell>
          <table:table-cell table:style-name="TableCell343">
            <text:p text:style-name="P344">P</text:p>
          </table:table-cell>
          <table:table-cell table:style-name="TableCell345">
            <text:p text:style-name="P346">P</text:p>
          </table:table-cell>
          <table:table-cell table:style-name="TableCell347">
            <text:p text:style-name="P348">P</text:p>
          </table:table-cell>
          <table:table-cell table:style-name="TableCell349">
            <text:p text:style-name="P350">P</text:p>
          </table:table-cell>
          <table:table-cell table:style-name="TableCell351">
            <text:p text:style-name="P352">P</text:p>
          </table:table-cell>
          <table:table-cell table:style-name="TableCell353">
            <text:p text:style-name="P354">P</text:p>
          </table:table-cell>
          <table:table-cell table:style-name="TableCell355">
            <text:p text:style-name="P356">P</text:p>
          </table:table-cell>
          <table:table-cell table:style-name="TableCell357">
            <text:p text:style-name="P358">P</text:p>
          </table:table-cell>
          <table:table-cell table:style-name="TableCell359">
            <text:p text:style-name="P360">P</text:p>
          </table:table-cell>
          <table:table-cell table:style-name="TableCell361">
            <text:p text:style-name="P362">P</text:p>
          </table:table-cell>
          <table:table-cell table:style-name="TableCell363">
            <text:p text:style-name="P364">P</text:p>
          </table:table-cell>
          <table:table-cell table:style-name="TableCell365">
            <text:p text:style-name="P366">P</text:p>
          </table:table-cell>
          <table:table-cell table:style-name="TableCell367">
            <text:p text:style-name="P368">P</text:p>
          </table:table-cell>
          <table:table-cell table:style-name="TableCell369">
            <text:p text:style-name="P370">P</text:p>
          </table:table-cell>
          <table:table-cell table:style-name="TableCell371">
            <text:p text:style-name="P372">P</text:p>
          </table:table-cell>
          <table:table-cell table:style-name="TableCell373">
            <text:p text:style-name="P374">P</text:p>
          </table:table-cell>
          <table:table-cell table:style-name="TableCell375">
            <text:p text:style-name="P376">P</text:p>
          </table:table-cell>
        </table:table-row>
        <table:table-row table:style-name="TableRow377">
          <table:covered-table-cell>
            <text:p text:style-name="Normal"/>
          </table:covered-table-cell>
          <table:table-cell table:style-name="TableCell378">
            <text:p text:style-name="P379">4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Normal"/>
          </table:covered-table-cell>
          <table:table-cell table:style-name="TableCell441">
            <text:p text:style-name="P442">5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 table:number-columns-spanned="32">
            <text:p text:style-name="P505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soft-page-break/>
      <text:h text:style-name="P506" text:outline-level="2">Seguimiento</text:h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</table:table-columns>
        <table:table-header-rows>
          <table:table-row table:style-name="TableRow512">
            <table:table-cell table:style-name="TableCell513" table:number-rows-spanned="2">
              <text:p text:style-name="P514">Realizado</text:p>
            </table:table-cell>
            <table:table-cell table:style-name="TableCell515" table:number-columns-spanned="3">
              <text:p text:style-name="P516">¿Estaba planificado?</text:p>
            </table:table-cell>
            <table:covered-table-cell/>
            <table:covered-table-cell/>
          </table:table-row>
        </table:table-header-rows>
        <table:table-row table:style-name="TableRow517">
          <table:covered-table-cell>
            <text:p text:style-name="Normal"/>
          </table:covered-table-cell>
          <table:table-cell table:style-name="TableCell518">
            <text:p text:style-name="P519">S</text:p>
          </table:table-cell>
          <table:table-cell table:style-name="TableCell520">
            <text:p text:style-name="P521">N</text:p>
          </table:table-cell>
          <table:table-cell table:style-name="TableCell522">
            <text:p text:style-name="P523">¿Por qué se ha hecho sin estar planificado?</text:p>
          </table:table-cell>
        </table:table-row>
        <table:table-row table:style-name="TableRow524">
          <table:table-cell table:style-name="TableCell525">
            <text:p text:style-name="P526">Diseño de Sketch</text:p>
          </table:table-cell>
          <table:table-cell table:style-name="TableCell527">
            <text:p text:style-name="P528">X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Diseño HTML</text:p>
          </table:table-cell>
          <table:table-cell table:style-name="TableCell536">
            <text:p text:style-name="P537">X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Diseño CSS</text:p>
          </table:table-cell>
          <table:table-cell table:style-name="TableCell545">
            <text:p text:style-name="P546">X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>Traspaso de datos de ARI a VirtualBox</text:p>
          </table:table-cell>
          <table:table-cell table:style-name="TableCell554">
            <text:p text:style-name="P555">X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Programación<text:s/>en JavaScript<text:s/>parte envío de comandos/funciones</text:p>
          </table:table-cell>
          <table:table-cell table:style-name="TableCell563">
            <text:p text:style-name="P564">X</text:p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Reuniones con ARI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X</text:p>
          </table:table-cell>
          <table:table-cell table:style-name="TableCell576">
            <text:p text:style-name="P577">Hubo problemas por parte de ARI con las variables.</text:p>
          </table:table-cell>
        </table:table-row>
        <table:table-row table:style-name="TableRow578">
          <table:table-cell table:style-name="TableCell579">
            <text:p text:style-name="P580">Investigaciones portal TIA</text:p>
          </table:table-cell>
          <table:table-cell table:style-name="TableCell581">
            <text:p text:style-name="P582">X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</table:table>
      <text:p text:style-name="Standard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</table:table-columns>
        <table:table-header-rows>
          <table:table-row table:style-name="TableRow591">
            <table:table-cell table:style-name="TableCell592">
              <text:p text:style-name="P593">Dificultades encontradas</text:p>
            </table:table-cell>
            <table:table-cell table:style-name="TableCell594">
              <text:p text:style-name="P595">Soluciones</text:p>
            </table:table-cell>
            <table:table-cell table:style-name="TableCell596">
              <text:p text:style-name="P597">Tareas bien realizadas</text:p>
            </table:table-cell>
          </table:table-row>
        </table:table-header-rows>
        <table:table-row table:style-name="TableRow598">
          <table:table-cell table:style-name="TableCell599">
            <text:list text:style-name="LFO6" text:continue-numbering="true">
              <text:list-item>
                <text:p text:style-name="P600">Básicamente con el emulador y el aplicativo Portal TIA.</text:p>
              </text:list-item>
            </text:list>
            <text:p text:style-name="P601"/>
            <text:list text:style-name="LFO6" text:continue-numbering="true">
              <text:list-item>
                <text:p text:style-name="P602">Comunicaciones entre web(con JQuery) y servidor(emulador).</text:p>
              </text:list-item>
            </text:list>
          </table:table-cell>
          <table:table-cell table:style-name="TableCell603">
            <text:list text:style-name="LFO7" text:continue-numbering="true">
              <text:list-item>
                <text:p text:style-name="P604">Seguir investigando por nuestra parte, ya que no había mucha información por internet que resuelva, en concreto, nuestros problemas.</text:p>
              </text:list-item>
              <text:list-item>
                <text:p text:style-name="P605">Solventado con investigaciones y pruebas.</text:p>
              </text:list-item>
            </text:list>
          </table:table-cell>
          <table:table-cell table:style-name="TableCell606">
            <text:p text:style-name="P607"/>
          </table:table-cell>
        </table:table-row>
      </table:table>
      <text:p text:style-name="Standard"/>
      <table:table table:style-name="Table608">
        <table:table-columns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</table:table-columns>
        <table:table-header-rows>
          <table:table-row table:style-name="TableRow614">
            <table:table-cell table:style-name="TableCell615" table:number-columns-spanned="5">
              <text:p text:style-name="P616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617">
          <table:table-cell table:style-name="TableCell618">
            <text:p text:style-name="P619">Nombre:<text:s/>Aitor</text:p>
          </table:table-cell>
          <table:table-cell table:style-name="TableCell620">
            <text:p text:style-name="P621">Nombre: Sebastián</text:p>
          </table:table-cell>
          <table:table-cell table:style-name="TableCell622">
            <text:p text:style-name="P623">Nombre: Jon</text:p>
          </table:table-cell>
          <table:table-cell table:style-name="TableCell624">
            <text:p text:style-name="P625">Nombre:</text:p>
          </table:table-cell>
          <table:table-cell table:style-name="TableCell626">
            <text:p text:style-name="P627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paragraph-properties fo:border="0.0034in solid #000000" fo:padding="0.0833in" style:shadow="none" fo:margin-top="0.2361in" fo:margin-bottom="0.1576in" fo:background-color="#82005E"/>
      <style:text-properties style:font-name="Arial" style:font-name-asian="Arial" style:font-name-complex="Arial" fo:font-weight="bold" style:font-weight-asian="bold" fo:text-transform="uppercase" fo:color="#FFFFFF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color="#82005E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List2" style:display-name="List 2">
      <text:list-level-style-bullet text:level="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bullet>
      <text:list-level-style-bullet text:level="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</text:list-level-style-bullet>
      <text:list-level-style-bullet text:level="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</text:list-level-style-bullet>
      <text:list-level-style-bullet text:level="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</text:list-level-style-bullet>
      <text:list-level-style-bullet text:level="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</text:list-level-style-bullet>
      <text:list-level-style-bullet text:level="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</text:list-level-style-bullet>
      <text:list-level-style-bullet text:level="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</text:list-level-style-bullet>
      <text:list-level-style-bullet text:level="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</text:list-level-style-bullet>
      <text:list-level-style-bullet text:level="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2" style:display-name="WW8Num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2958in" fo:margin-left="0.7875in" fo:margin-bottom="0.12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4659in"/>
      </style:footer-style>
    </style:page-layout>
    <style:style style:name="TableColumn3" style:family="table-column">
      <style:table-column-properties style:column-width="1.6493in" style:use-optimal-column-width="false"/>
    </style:style>
    <style:style style:name="TableColumn4" style:family="table-column">
      <style:table-column-properties style:column-width="8.7048in" style:use-optimal-column-width="false"/>
    </style:style>
    <style:style style:name="Table2" style:family="table">
      <style:table-properties style:width="10.3541in" fo:margin-left="0in" table:align="center"/>
    </style:style>
    <style:style style:name="TableRow5" style:family="table-row">
      <style:table-row-properties style:min-row-height="0.3743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paragraph-properties fo:text-align="center"/>
    </style:style>
    <style:style style:name="TableCell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text-align="center"/>
      <style:text-properties style:font-name="Arial Narrow" fo:font-weight="bold" style:font-weight-asian="bold" style:font-weight-complex="bold" fo:color="#82005E"/>
    </style:style>
    <style:style style:name="P10" style:parent-style-name="Standard" style:family="paragraph">
      <style:paragraph-properties fo:text-align="center"/>
      <style:text-properties style:font-name="Arial Narrow" fo:font-weight="bold" style:font-weight-asian="bold" style:font-weight-complex="bold" fo:color="#3D4D59"/>
    </style:style>
    <style:style style:name="P11" style:parent-style-name="Encabezado" style:family="paragraph">
      <style:text-properties fo:font-size="3pt" style:font-size-asian="3pt" style:font-size-complex="3pt"/>
    </style:style>
    <style:style style:name="TableColumn13" style:family="table-column">
      <style:table-column-properties style:column-width="1.4881in" style:use-optimal-column-width="false"/>
    </style:style>
    <style:style style:name="TableColumn14" style:family="table-column">
      <style:table-column-properties style:column-width="7.5756in" style:use-optimal-column-width="false"/>
    </style:style>
    <style:style style:name="TableColumn15" style:family="table-column">
      <style:table-column-properties style:column-width="1.2895in" style:use-optimal-column-width="false"/>
    </style:style>
    <style:style style:name="Table12" style:family="table">
      <style:table-properties style:width="10.3534in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ableCell18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19" style:parent-style-name="Fuentedepárrafopredeter." style:family="text">
      <style:text-properties fo:font-size="8pt" style:font-size-asian="8pt" style:font-size-complex="8pt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T24" style:parent-style-name="Fuentedepárrafopredeter." style:family="text">
      <style:text-properties fo:font-size="8pt" style:font-size-asian="8pt" style:font-size-complex="8pt"/>
    </style:style>
    <style:style style:name="T25" style:parent-style-name="Fuentedepárrafopredeter." style:family="text">
      <style:text-properties fo:font-size="8pt" style:font-size-asian="8pt" style:font-size-complex="8pt"/>
    </style:style>
    <style:style style:name="T26" style:parent-style-name="Fuentedepárrafopredeter." style:family="text">
      <style:text-properties fo:font-size="8pt" style:font-size-asian="8pt" style:font-size-complex="8pt"/>
    </style:style>
    <style:style style:name="T27" style:parent-style-name="Fuentedepárrafopredeter." style:family="text">
      <style:text-properties fo:font-size="8pt" style:font-size-asian="8pt" style:font-size-complex="8pt"/>
    </style:style>
    <number:date-style style:name="N28" number:language="es" number:country="ES">
      <number:year number:style="long" number:calendar="gregorian"/>
    </number:date-style>
    <style:style style:name="T29" style:parent-style-name="Fuentedepárrafopredeter." style:family="text">
      <style:text-properties fo:font-size="8pt" style:font-size-asian="8pt" style:font-size-complex="8pt"/>
    </style:style>
    <style:style style:name="T30" style:parent-style-name="Fuentedepárrafopredeter." style:family="text">
      <style:text-properties fo:font-size="8pt" style:font-size-asian="8pt" style:font-size-complex="8pt"/>
    </style:style>
    <style:style style:name="T31" style:parent-style-name="Fuentedepárrafopredeter." style:family="text">
      <style:text-properties fo:font-size="8pt" style:font-size-asian="8pt" style:font-size-complex="8pt"/>
    </style:style>
    <style:style style:name="T32" style:parent-style-name="Fuentedepárrafopredeter." style:family="text">
      <style:text-properties fo:font-size="8pt" style:font-size-asian="8pt" style:font-size-complex="8pt"/>
    </style:style>
    <style:style style:name="TableCell33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P34" style:parent-style-name="Piedepágina" style:family="paragraph">
      <style:paragraph-properties fo:text-align="end">
        <style:tab-stops>
          <style:tab-stop style:type="right" style:position="5.9055in"/>
        </style:tab-stops>
      </style:paragraph-properties>
    </style:style>
    <style:style style:name="T35" style:parent-style-name="Fuentedepárrafopredeter." style:family="text">
      <style:text-properties style:font-name-complex="Calibri" fo:font-size="8pt" style:font-size-asian="8pt" style:font-size-complex="8pt"/>
    </style:style>
    <style:style style:name="T36" style:parent-style-name="Fuentedepárrafopredeter." style:family="text">
      <style:text-properties style:font-name-complex="Calibri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Imagen1" text:anchor-type="as-char" svg:x="0in" svg:y="0in" svg:width="1.55472in" svg:height="0.59016in" style:rel-width="scale" style:rel-height="scale"><draw:image xlink:href="media/image1.svg" xlink:type="simple" xlink:show="embed" xlink:actuate="onLoad"/><svg:title/><svg:desc/></draw:frame></text:p>
            </table:table-cell>
            <table:table-cell table:style-name="TableCell8">
              <text:p text:style-name="P9">CFGS - ADMINISTRACIÓN DE SISTEMAS INFORMÁTICOS EN RED</text:p>
              <text:p text:style-name="P10">APRENDIZAJE COLABORATIVO BASADO EN RETOS 2018/2019</text:p>
            </table:table-cell>
          </table:table-row>
        </table:table>
        <text:p text:style-name="P11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iedepágina"><draw:frame draw:style-name="a1" draw:name="Imagen3" text:anchor-type="as-char" svg:x="0in" svg:y="0in" svg:width="1.25in" svg:height="0.4374in" style:rel-width="scale" style:rel-height="scale"><draw:image xlink:href="media/image2.svg" xlink:type="simple" xlink:show="embed" xlink:actuate="onLoad"/><svg:title/><svg:desc/></draw:frame></text:p>
            </table:table-cell>
            <table:table-cell table:style-name="TableCell18">
              <text:p text:style-name="Piedepágina"><text:span text:style-name="T19">Basado en el original de<text:s/></text:span><text:a xlink:href="http://www.meka-elgoibar.hezkuntza.net/" office:target-frame-name="_top" xlink:show="replace"><text:span text:style-name="T20">Meka Lanbide Eskola</text:span></text:a><text:span text:style-name="T21">.</text:span></text:p>
              <text:p text:style-name="Piedepágina"><text:span text:style-name="T22">Excepto si se<text:s/></text:span><text:span text:style-name="T23">especifica lo contrario, esta obra está bajo licencia<text:s/></text:span><text:a xlink:href="https://creativecommons.org/licenses/by/4.0/deed.es_ES" office:target-frame-name="_top" xlink:show="replace"><text:span text:style-name="T24">CC BY 4.0</text:span></text:a><text:span text:style-name="T25">.</text:span></text:p>
              <text:p text:style-name="Piedepágina"><text:span text:style-name="T26">©<text:s/></text:span><text:span text:style-name="T27"><text:date style:data-style-name="N28">2018</text:date></text:span><text:span text:style-name="T29"><text:s/>Departamento de Informática,<text:s/></text:span><text:a xlink:href="http://www.egibide.org/" office:target-frame-name="_top" xlink:show="replace"><text:span text:style-name="T30">Egibide</text:span></text:a><text:span text:style-name="T31">. Algunos derech</text:span><text:span text:style-name="T32">os reservados.</text:span></text:p>
            </table:table-cell>
            <table:table-cell table:style-name="TableCell33">
              <text:p text:style-name="P34"><text:span text:style-name="T35">Página<text:s/></text:span><text:span text:style-name="T36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l reto</dc:title>
    <meta:initial-creator>Jon Xu Jin</meta:initial-creator>
    <dc:creator>Jon Xu Jin</dc:creator>
    <meta:creation-date>2018-09-10T07:33:00Z</meta:creation-date>
    <dc:date>2018-10-08T10:38:00Z</dc:date>
    <meta:template xlink:href="Normal" xlink:type="simple"/>
    <meta:editing-cycles>13</meta:editing-cycles>
    <meta:editing-duration>PT1740S</meta:editing-duration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8" meta:character-count="1484" meta:row-count="10" meta:non-whitespace-character-count="1258"/>
  </office:meta>
</office:document-meta>
</file>